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3f5c" officeooo:paragraph-rsid="00103f5c"/>
    </style:style>
    <style:style style:name="P2" style:family="paragraph" style:parent-style-name="Standard">
      <style:paragraph-properties fo:text-align="center" style:justify-single-word="false"/>
      <style:text-properties officeooo:rsid="00103f5c" officeooo:paragraph-rsid="00103f5c"/>
    </style:style>
    <style:style style:name="P3" style:family="paragraph" style:parent-style-name="Standard">
      <style:text-properties fo:font-weight="bold" officeooo:rsid="00103f5c" officeooo:paragraph-rsid="00103f5c" style:font-weight-asian="bold" style:font-weight-complex="bold"/>
    </style:style>
    <style:style style:name="P4" style:family="paragraph" style:parent-style-name="Standard">
      <style:text-properties fo:font-weight="bold" officeooo:rsid="0011f79a" officeooo:paragraph-rsid="0011f79a" style:font-weight-asian="bold" style:font-weight-complex="bold"/>
    </style:style>
    <style:style style:name="P5" style:family="paragraph" style:parent-style-name="Standard">
      <style:text-properties officeooo:rsid="00110dc0" officeooo:paragraph-rsid="00110dc0"/>
    </style:style>
    <style:style style:name="P6" style:family="paragraph" style:parent-style-name="Standard">
      <style:paragraph-properties>
        <style:tab-stops>
          <style:tab-stop style:position="2.937cm"/>
        </style:tab-stops>
      </style:paragraph-properties>
      <style:text-properties officeooo:rsid="00110dc0" officeooo:paragraph-rsid="00110dc0"/>
    </style:style>
    <style:style style:name="P7" style:family="paragraph" style:parent-style-name="Standard">
      <style:text-properties fo:font-weight="normal" officeooo:rsid="0011f79a" officeooo:paragraph-rsid="0011f79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officeooo:rsid="00110dc0"/>
    </style:style>
    <style:style style:name="T4" style:family="text">
      <style:text-properties officeooo:rsid="0011b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mandos Git</text:span> </text:p>
      <text:p text:style-name="P1"/>
      <text:p text:style-name="P4">Git Init</text:p>
      <text:p text:style-name="P4"/>
      <text:p text:style-name="P7">Cria o repositório git.</text:p>
      <text:p text:style-name="P3"/>
      <text:p text:style-name="P3">Git Add &lt; lista de Arquivos &gt; </text:p>
      <text:p text:style-name="P1"/>
      <text:p text:style-name="P1">Recebe uma lista de arquivos como parâmetro e adiciona os mesmos ao diretório atual. </text:p>
      <text:p text:style-name="P1"/>
      <text:p text:style-name="P1">Caso a lista de arquivos seja completa apenas com um .(ponto) o mesmo adicionará todos os arquivos presentes naquele diretório. </text:p>
      <text:p text:style-name="P1"/>
      <text:p text:style-name="P1"><text:span text:style-name="T1">Git Commit [-m mensagem]</text:span> </text:p>
      <text:p text:style-name="P1"/>
      <text:p text:style-name="P1">Registra o commit de todos os arquivos que foram adicionados pelo git add e se o <text:span text:style-name="T4">parâmetro</text:span> -m não for passado será aberto um editor de texto <text:span text:style-name="T3">(normalmente o VIM). </text:span></text:p>
      <text:p text:style-name="P1"/>
      <text:p text:style-name="P5">Para trocar o editor de texto você pode utilizar o seguinte comando:</text:p>
      <text:p text:style-name="P5"/>
      <text:p text:style-name="P5">git config –global core.editor &lt;nome do editor&gt; </text:p>
      <text:p text:style-name="P5"/>
      <text:p text:style-name="P5"><text:span text:style-name="T1">Git Log</text:span> </text:p>
      <text:p text:style-name="P5"/>
      <text:p text:style-name="P5">Mostra os últimos comits feitos.</text:p>
      <text:p text:style-name="P5"/>
      <text:p text:style-name="P6"><text:span text:style-name="T1">Git Status</text:span> </text:p>
      <text:p text:style-name="P5"/>
      <text:p text:style-name="P5">Possibilita ver o status dos arquivos naquele repositório ou seja, quais arquivos foram ou não adicionados ao commit. </text:p>
      <text:p text:style-name="P5"/>
      <text:p text:style-name="P5"><text:span text:style-name="T1">Git Push</text:span> </text:p>
      <text:p text:style-name="P5"/>
      <text:p text:style-name="P5">Possibilita enviar os arquivos do <text:span text:style-name="T4">repositório</text:span> local para o <text:span text:style-name="T4">repositório</text:span> de Origem (github, gitlab, etc…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0:21:53.976738119</meta:creation-date>
    <dc:date>2020-02-17T10:58:17.506841976</dc:date>
    <meta:editing-duration>PT4M2S</meta:editing-duration>
    <meta:editing-cycles>1</meta:editing-cycles>
    <meta:document-statistic meta:table-count="0" meta:image-count="0" meta:object-count="0" meta:page-count="1" meta:paragraph-count="17" meta:word-count="146" meta:character-count="872" meta:non-whitespace-character-count="730"/>
    <meta:generator>LibreOffice/6.0.7.3$Linux_X86_64 LibreOffice_project/00m0$Build-3</meta:generator>
  </office:meta>
</office:document-meta>
</file>